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italic" style:font-weight-asian="normal" style:font-name-complex="DejaVu Sans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shapes>
          <draw:frame draw:z-index="0" draw:style-name="gr1" draw:text-style-name="P1" svg:width="15.999cm" svg:height="8.999cm" svg:x="10.095cm" svg:y="7.272cm">
            <draw:object draw:notify-on-update-of-ranges="combined.C8:combined.D11 combined.F7:combined.F7 combined.F8:combined.F11 combined.G7:combined.G7 combined.G8:combined.G11 combined.H7:combined.H7 combined.H8:combined.H11 combined.I7:combined.I7 combined.I8:combined.I11 combined.J7:combined.J7 combined.J8:combined.J11 combined.K7:combined.K7 combined.K8:combined.K11 combined.L7:combined.L7 combined.L8:combined.L11 combined.E7:combined.E7 combined.E8:combined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9.858cm" svg:y="17.638cm">
            <draw:object draw:notify-on-update-of-ranges="combined.C8:combined.D11 combined.H7:combined.H7 combined.H8:combined.H11 combined.G7:combined.G7 combined.G8:combined.G11 combined.F7:combined.F7 combined.F8:combined.F11 combined.I7:combined.I7 combined.I8:combined.I11 combined.J7:combined.J7 combined.J8:combined.J11 combined.K7:combined.K7 combined.K8:combined.K11 combined.L7:combined.L7 combined.L8:combined.L11 combined.E7:combined.E7 combined.E8:combined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7.659cm" svg:x="33.867cm" svg:y="7.754cm">
            <draw:object draw:notify-on-update-of-ranges="combined.O8:combined.O11 combined.P7:combined.P7 combined.P8:combined.P11 combined.Q7:combined.Q7 combined.Q8:combined.Q11 combined.R7:combined.R7 combined.R8:combined.R11 combined.X7:combined.X7 combined.X8:combined.X11 combined.S7:combined.S7 combined.S8:combined.S11 combined.T7:combined.T7 combined.T8:combined.T11 combined.U7:combined.U7 combined.U8:combined.U11 combined.V7:combined.V7 combined.V8:combined.V11 combined.W7:combined.W7 combined.W8:combined.W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7.659cm" svg:x="33.867cm" svg:y="21.27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Electricity</text:p>
          </table:table-cell>
          <table:table-cell office:value-type="string" calcext:value-type="string">
            <text:p>District heat (municipal waste)</text:p>
          </table:table-cell>
          <table:table-cell office:value-type="string" calcext:value-type="string">
            <text:p>District heat (renewables)</text:p>
          </table:table-cell>
          <table:table-cell office:value-type="string" calcext:value-type="string">
            <text:p>District heat (fossils)</text:p>
          </table:table-cell>
          <table:table-cell office:value-type="string" calcext:value-type="string">
            <text:p>Ground heat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Heat pump</text:p>
          </table:table-cell>
          <table:table-cell office:value-type="string" calcext:value-type="string">
            <text:p>Solar heat</text:p>
          </table:table-cell>
          <table:table-cell table:number-columns-repeated="3"/>
          <table:table-cell office:value-type="string" calcext:value-type="string">
            <text:p>District heat (fossils)</text:p>
          </table:table-cell>
          <table:table-cell office:value-type="string" calcext:value-type="string">
            <text:p>District heat (renewables)</text:p>
          </table:table-cell>
          <table:table-cell office:value-type="string" calcext:value-type="string">
            <text:p>District heat (municipal waste)</text:p>
          </table:table-cell>
          <table:table-cell office:value-type="string" calcext:value-type="string">
            <text:p>Ground heat (individual)</text:p>
          </table:table-cell>
          <table:table-cell office:value-type="string" calcext:value-type="string">
            <text:p>Biomass (individual)</text:p>
          </table:table-cell>
          <table:table-cell office:value-type="string" calcext:value-type="string">
            <text:p>Heat pump</text:p>
          </table:table-cell>
          <table:table-cell office:value-type="string" calcext:value-type="string">
            <text:p>Solar hea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s (individual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K residential energy mix</text:p>
          </table:table-cell>
          <table:table-cell office:value-type="float" office:value="2035" calcext:value-type="float">
            <text:p>2035</text:p>
          </table:table-cell>
          <table:table-cell table:formula="of:=0.017*3.6+0.00840999999999992" office:value-type="float" office:value="0.0696099999999999" calcext:value-type="float">
            <text:p>0.0696099999999999</text:p>
          </table:table-cell>
          <table:table-cell table:formula="of:=0.54*0.26" office:value-type="float" office:value="0.1404" calcext:value-type="float">
            <text:p>0.1404</text:p>
          </table:table-cell>
          <table:table-cell table:formula="of:=0.54*0.64" office:value-type="float" office:value="0.3456" calcext:value-type="float">
            <text:p>0.3456</text:p>
          </table:table-cell>
          <table:table-cell table:formula="of:=0.54*0.1" office:value-type="float" office:value="0.054" calcext:value-type="float">
            <text:p>0.054</text:p>
          </table:table-cell>
          <table:table-cell table:formula="of:=0.39*0.49" office:value-type="float" office:value="0.1911" calcext:value-type="float">
            <text:p>0.1911</text:p>
          </table:table-cell>
          <table:table-cell table:formula="of:=0.39*0.32" office:value-type="float" office:value="0.1248" calcext:value-type="float">
            <text:p>0.1248</text:p>
          </table:table-cell>
          <table:table-cell table:formula="of:=0.39*0.16" office:value-type="float" office:value="0.0624" calcext:value-type="float">
            <text:p>0.0624</text:p>
          </table:table-cell>
          <table:table-cell table:formula="of:=0.39*0.031" office:value-type="float" office:value="0.01209" calcext:value-type="float">
            <text:p>0.01209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formula="of:=0.162708688" office:value-type="float" office:value="0.162708688" calcext:value-type="float">
            <text:p>0.16270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401318" calcext:value-type="float">
            <text:p>0.013401318</text:p>
          </table:table-cell>
          <table:table-cell office:value-type="float" office:value="0.000066969" calcext:value-type="float">
            <text:p>0.000066969</text:p>
          </table:table-cell>
          <table:table-cell office:value-type="float" office:value="0.000011862" calcext:value-type="float">
            <text:p>0.000011862</text:p>
          </table:table-cell>
          <table:table-cell office:value-type="float" office:value="0.104003657" calcext:value-type="float">
            <text:p>0.104003657</text:p>
          </table:table-cell>
          <table:table-cell table:formula="of:=0.680374228+0.033455488+0.004283654" office:value-type="float" office:value="0.71811337" calcext:value-type="float">
            <text:p>0.71811337</text:p>
          </table:table-cell>
        </table:table-row>
        <table:table-row table:style-name="ro1">
          <table:table-cell table:number-columns-repeated="3"/>
          <table:table-cell office:value-type="float" office:value="2050" calcext:value-type="float">
            <text:p>2050</text:p>
          </table:table-cell>
          <table:table-cell table:formula="of:=0.015*3.6" office:value-type="float" office:value="0.054" calcext:value-type="float">
            <text:p>0.054</text:p>
          </table:table-cell>
          <table:table-cell table:formula="of:=0.47*0.39" office:value-type="float" office:value="0.1833" calcext:value-type="float">
            <text:p>0.1833</text:p>
          </table:table-cell>
          <table:table-cell table:formula="of:=0.47*0.56" office:value-type="float" office:value="0.2632" calcext:value-type="float">
            <text:p>0.2632</text:p>
          </table:table-cell>
          <table:table-cell table:formula="of:=0.47*0.07" office:value-type="float" office:value="0.0329" calcext:value-type="float">
            <text:p>0.0329</text:p>
          </table:table-cell>
          <table:table-cell table:formula="of:=0.48*0.6" office:value-type="float" office:value="0.288" calcext:value-type="float">
            <text:p>0.288</text:p>
          </table:table-cell>
          <table:table-cell table:formula="of:=0.48*0.29" office:value-type="float" office:value="0.1392" calcext:value-type="float">
            <text:p>0.1392</text:p>
          </table:table-cell>
          <table:table-cell table:formula="of:=0.48*0.04" office:value-type="float" office:value="0.0192" calcext:value-type="float">
            <text:p>0.0192</text:p>
          </table:table-cell>
          <table:table-cell table:formula="of:=0.48*0.06" office:value-type="float" office:value="0.0288" calcext:value-type="float">
            <text:p>0.028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0.367197723*(0.21+0.01+0.34)" office:value-type="float" office:value="0.20563072488" calcext:value-type="float">
            <text:p>0.20563072488</text:p>
          </table:table-cell>
          <table:table-cell table:formula="of:=0.367197723*0.38" office:value-type="float" office:value="0.13953513474" calcext:value-type="float">
            <text:p>0.13953513474</text:p>
          </table:table-cell>
          <table:table-cell table:formula="of:=0.367197723*0.06" office:value-type="float" office:value="0.02203186338" calcext:value-type="float">
            <text:p>0.02203186338</text:p>
          </table:table-cell>
          <table:table-cell office:value-type="float" office:value="0" calcext:value-type="float">
            <text:p>0</text:p>
          </table:table-cell>
          <table:table-cell office:value-type="float" office:value="0.201938183" calcext:value-type="float">
            <text:p>0.201938183</text:p>
          </table:table-cell>
          <table:table-cell office:value-type="float" office:value="0.030702851" calcext:value-type="float">
            <text:p>0.030702851</text:p>
          </table:table-cell>
          <table:table-cell office:value-type="float" office:value="0.002577929" calcext:value-type="float">
            <text:p>0.002577929</text:p>
          </table:table-cell>
          <table:table-cell office:value-type="float" office:value="0.193314047" calcext:value-type="float">
            <text:p>0.193314047</text:p>
          </table:table-cell>
          <table:table-cell table:formula="of:=0.057257171+0.144693419+0.00228348548" office:value-type="float" office:value="0.20423407548" calcext:value-type="float">
            <text:p>0.2042340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yhouse-adjusted mix</text:p>
          </table:table-cell>
          <table:table-cell office:value-type="float" office:value="2035" calcext:value-type="float">
            <text:p>2035</text:p>
          </table:table-cell>
          <table:table-cell table:formula="of:=0.038*3.6" office:value-type="float" office:value="0.1368" calcext:value-type="float">
            <text:p>0.13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86*0.63" office:value-type="float" office:value="0.5418" calcext:value-type="float">
            <text:p>0.5418</text:p>
          </table:table-cell>
          <table:table-cell table:formula="of:=0.86*0.31" office:value-type="float" office:value="0.2666" calcext:value-type="float">
            <text:p>0.2666</text:p>
          </table:table-cell>
          <table:table-cell table:formula="of:=0.86*0.062" office:value-type="float" office:value="0.05332" calcext:value-type="float">
            <text:p>0.05332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table:formula="of:=0.54*0.1" office:value-type="float" office:value="0.054" calcext:value-type="float">
            <text:p>0.054</text:p>
          </table:table-cell>
          <table:table-cell table:formula="of:=0.54*0.64" office:value-type="float" office:value="0.3456" calcext:value-type="float">
            <text:p>0.3456</text:p>
          </table:table-cell>
          <table:table-cell table:formula="of:=0.54*0.26" office:value-type="float" office:value="0.1404" calcext:value-type="float">
            <text:p>0.1404</text:p>
          </table:table-cell>
          <table:table-cell table:formula="of:=0.39*0.49" office:value-type="float" office:value="0.1911" calcext:value-type="float">
            <text:p>0.1911</text:p>
          </table:table-cell>
          <table:table-cell table:formula="of:=0.39*0.32" office:value-type="float" office:value="0.1248" calcext:value-type="float">
            <text:p>0.1248</text:p>
          </table:table-cell>
          <table:table-cell table:formula="of:=0.39*0.16" office:value-type="float" office:value="0.0624" calcext:value-type="float">
            <text:p>0.0624</text:p>
          </table:table-cell>
          <table:table-cell table:formula="of:=0.39*0.031" office:value-type="float" office:value="0.01209" calcext:value-type="float">
            <text:p>0.01209</text:p>
          </table:table-cell>
          <table:table-cell table:formula="of:=0.017*3.6+0.00840999999999992" office:value-type="float" office:value="0.0696099999999999" calcext:value-type="float">
            <text:p>0.06960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50" calcext:value-type="float">
            <text:p>2050</text:p>
          </table:table-cell>
          <table:table-cell table:formula="of:=0.028*3.6" office:value-type="float" office:value="0.1008" calcext:value-type="float">
            <text:p>0.1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9*0.75" office:value-type="float" office:value="0.675" calcext:value-type="float">
            <text:p>0.675</text:p>
          </table:table-cell>
          <table:table-cell table:formula="of:=0.9*0.14" office:value-type="float" office:value="0.126" calcext:value-type="float">
            <text:p>0.126</text:p>
          </table:table-cell>
          <table:table-cell table:formula="of:=0.9*0.11" office:value-type="float" office:value="0.099" calcext:value-type="float">
            <text:p>0.099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table:formula="of:=0.47*0.07" office:value-type="float" office:value="0.0329" calcext:value-type="float">
            <text:p>0.0329</text:p>
          </table:table-cell>
          <table:table-cell table:formula="of:=0.47*0.56" office:value-type="float" office:value="0.2632" calcext:value-type="float">
            <text:p>0.2632</text:p>
          </table:table-cell>
          <table:table-cell table:formula="of:=0.47*0.39" office:value-type="float" office:value="0.1833" calcext:value-type="float">
            <text:p>0.1833</text:p>
          </table:table-cell>
          <table:table-cell table:formula="of:=0.48*0.6" office:value-type="float" office:value="0.288" calcext:value-type="float">
            <text:p>0.288</text:p>
          </table:table-cell>
          <table:table-cell table:formula="of:=0.48*0.29" office:value-type="float" office:value="0.1392" calcext:value-type="float">
            <text:p>0.1392</text:p>
          </table:table-cell>
          <table:table-cell table:formula="of:=0.48*0.04" office:value-type="float" office:value="0.0192" calcext:value-type="float">
            <text:p>0.0192</text:p>
          </table:table-cell>
          <table:table-cell table:formula="of:=0.48*0.06" office:value-type="float" office:value="0.0288" calcext:value-type="float">
            <text:p>0.0288</text:p>
          </table:table-cell>
          <table:table-cell table:formula="of:=0.015*3.6"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2"/>
          <table:table-cell table:style-name="ce1"/>
          <table:table-cell table:number-columns-repeated="21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15"/>
          <table:table-cell office:value-type="string" calcext:value-type="string">
            <text:p>District heat (fossils)</text:p>
          </table:table-cell>
          <table:table-cell office:value-type="string" calcext:value-type="string">
            <text:p>District heat (renewables)</text:p>
          </table:table-cell>
          <table:table-cell office:value-type="string" calcext:value-type="string">
            <text:p>District heat (municipal waste)</text:p>
          </table:table-cell>
          <table:table-cell office:value-type="string" calcext:value-type="string">
            <text:p>Ground heat (individual)</text:p>
          </table:table-cell>
          <table:table-cell office:value-type="string" calcext:value-type="string">
            <text:p>Biomass (individual)</text:p>
          </table:table-cell>
          <table:table-cell office:value-type="string" calcext:value-type="string">
            <text:p>Heat pump</text:p>
          </table:table-cell>
          <table:table-cell office:value-type="string" calcext:value-type="string">
            <text:p>Solar hea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Fossils (individual)</text:p>
          </table:table-cell>
        </table:table-row>
        <table:table-row table:style-name="ro1">
          <table:table-cell table:number-columns-repeated="14"/>
          <table:table-cell office:value-type="float" office:value="1970" calcext:value-type="float">
            <text:p>19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71" calcext:value-type="float">
            <text:p>7.10E-05</text:p>
          </table:table-cell>
          <table:table-cell table:formula="of:=0.1738*3.6" office:value-type="float" office:value="0.62568" calcext:value-type="float">
            <text:p>0.62568</text:p>
          </table:table-cell>
          <table:table-cell table:formula="of:=1-SUM([.T41:.W41])" office:value-type="float" office:value="0.308249" calcext:value-type="float">
            <text:p>0.308249</text:p>
          </table:table-cell>
        </table:table-row>
        <table:table-row table:style-name="ro1">
          <table:table-cell table:number-columns-repeated="14"/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367"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table:formula="of:=0.008" office:value-type="float" office:value="0.008" calcext:value-type="float">
            <text:p>0.008</text:p>
          </table:table-cell>
          <table:table-cell table:formula="of:=0.1677*3.6" office:value-type="float" office:value="0.60372" calcext:value-type="float">
            <text:p>0.60372</text:p>
          </table:table-cell>
          <table:table-cell table:formula="of:=1-SUM([.T42:.W42])" office:value-type="float" office:value="0.0212800000000001" calcext:value-type="float">
            <text:p>0.0212800000000001</text:p>
          </table:table-cell>
        </table:table-row>
        <table:table-row table:style-name="ro1">
          <table:table-cell table:number-columns-repeated="14"/>
          <table:table-cell office:value-type="float" office:value="2035" calcext:value-type="float">
            <text:p>20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86*0.625" office:value-type="float" office:value="0.5375" calcext:value-type="float">
            <text:p>0.5375</text:p>
          </table:table-cell>
          <table:table-cell table:formula="of:=0.86*0.313" office:value-type="float" office:value="0.26918" calcext:value-type="float">
            <text:p>0.26918</text:p>
          </table:table-cell>
          <table:table-cell table:formula="of:=0.86*0.062" office:value-type="float" office:value="0.05332" calcext:value-type="float">
            <text:p>0.05332</text:p>
          </table:table-cell>
          <table:table-cell table:formula="of:=1-SUM([.Q43:.V43];[.X43]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2050" calcext:value-type="float">
            <text:p>205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9*0.745" office:value-type="float" office:value="0.6705" calcext:value-type="float">
            <text:p>0.6705</text:p>
          </table:table-cell>
          <table:table-cell table:formula="of:=0.9*0.112" office:value-type="float" office:value="0.1008" calcext:value-type="float">
            <text:p>0.1008</text:p>
          </table:table-cell>
          <table:table-cell table:formula="of:=0.9*0.142" office:value-type="float" office:value="0.1278" calcext:value-type="float">
            <text:p>0.1278</text:p>
          </table:table-cell>
          <table:table-cell table:formula="of:=1-SUM([.Q44:.V44];[.X44])" office:value-type="float" office:value="0.1009" calcext:value-type="float">
            <text:p>0.10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1"/>
          <table:table-cell table:style-name="ce4" table:number-columns-repeated="2"/>
          <table:table-cell/>
        </table:table-row>
        <table:table-row table:style-name="ro1">
          <table:table-cell table:number-columns-repeated="21"/>
          <table:table-cell table:style-name="ce4" table:number-columns-repeated="2"/>
          <table:table-cell/>
        </table:table-row>
      </table:table>
      <table:table table:name="future" table:style-name="ta1">
        <table:shapes>
          <draw:frame draw:z-index="0" draw:style-name="gr1" draw:text-style-name="P1" svg:width="15.999cm" svg:height="8.999cm" svg:x="10.095cm" svg:y="7.272cm">
            <draw:object draw:notify-on-update-of-ranges="future.C8:future.D11 future.F7:future.F7 future.F8:future.F11 future.G7:future.G7 future.G8:future.G11 future.H7:future.H7 future.H8:future.H11 future.I7:future.I7 future.I8:future.I11 future.J7:future.J7 future.J8:future.J11 future.K7:future.K7 future.K8:future.K11 future.L7:future.L7 future.L8:future.L11 future.E7:future.E7 future.E8:future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858cm" svg:y="17.638cm">
            <draw:object draw:notify-on-update-of-ranges="future.C8:future.D11 future.H7:future.H7 future.H8:future.H11 future.G7:future.G7 future.G8:future.G11 future.F7:future.F7 future.F8:future.F11 future.I7:future.I7 future.I8:future.I11 future.J7:future.J7 future.J8:future.J11 future.K7:future.K7 future.K8:future.K11 future.L7:future.L7 future.L8:future.L11 future.E7:future.E7 future.E8:future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Electricity</text:p>
          </table:table-cell>
          <table:table-cell office:value-type="string" calcext:value-type="string">
            <text:p>District heat (municipal waste)</text:p>
          </table:table-cell>
          <table:table-cell office:value-type="string" calcext:value-type="string">
            <text:p>District heat (renewables)</text:p>
          </table:table-cell>
          <table:table-cell office:value-type="string" calcext:value-type="string">
            <text:p>District heat (fossils)</text:p>
          </table:table-cell>
          <table:table-cell office:value-type="string" calcext:value-type="string">
            <text:p>Ground heat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Heat pump</text:p>
          </table:table-cell>
          <table:table-cell office:value-type="string" calcext:value-type="string">
            <text:p>Solar heat</text:p>
          </table:table-cell>
          <table:table-cell table:number-columns-repeated="3"/>
          <table:table-cell office:value-type="string" calcext:value-type="string">
            <text:p>Electricity</text:p>
          </table:table-cell>
          <table:table-cell office:value-type="string" calcext:value-type="string">
            <text:p>District heat (municipal waste)</text:p>
          </table:table-cell>
          <table:table-cell office:value-type="string" calcext:value-type="string">
            <text:p>District heat (renewables)</text:p>
          </table:table-cell>
          <table:table-cell office:value-type="string" calcext:value-type="string">
            <text:p>District heat (fossils)</text:p>
          </table:table-cell>
          <table:table-cell office:value-type="string" calcext:value-type="string">
            <text:p>Ground heat (individual)</text:p>
          </table:table-cell>
          <table:table-cell office:value-type="string" calcext:value-type="string">
            <text:p>Biomass (individual heat)</text:p>
          </table:table-cell>
          <table:table-cell office:value-type="string" calcext:value-type="string">
            <text:p>Heat pump</text:p>
          </table:table-cell>
          <table:table-cell office:value-type="string" calcext:value-type="string">
            <text:p>Solar h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K residential energy mix</text:p>
          </table:table-cell>
          <table:table-cell office:value-type="float" office:value="2035" calcext:value-type="float">
            <text:p>2035</text:p>
          </table:table-cell>
          <table:table-cell table:formula="of:=0.017*3.6+0.00840999999999992" office:value-type="float" office:value="0.0696099999999999" calcext:value-type="float">
            <text:p>0.0696099999999999</text:p>
          </table:table-cell>
          <table:table-cell table:formula="of:=0.54*0.26" office:value-type="float" office:value="0.1404" calcext:value-type="float">
            <text:p>0.1404</text:p>
          </table:table-cell>
          <table:table-cell table:formula="of:=0.54*0.64" office:value-type="float" office:value="0.3456" calcext:value-type="float">
            <text:p>0.3456</text:p>
          </table:table-cell>
          <table:table-cell table:formula="of:=0.54*0.1" office:value-type="float" office:value="0.054" calcext:value-type="float">
            <text:p>0.054</text:p>
          </table:table-cell>
          <table:table-cell table:formula="of:=0.39*0.49" office:value-type="float" office:value="0.1911" calcext:value-type="float">
            <text:p>0.1911</text:p>
          </table:table-cell>
          <table:table-cell table:formula="of:=0.39*0.32" office:value-type="float" office:value="0.1248" calcext:value-type="float">
            <text:p>0.1248</text:p>
          </table:table-cell>
          <table:table-cell table:formula="of:=0.39*0.16" office:value-type="float" office:value="0.0624" calcext:value-type="float">
            <text:p>0.0624</text:p>
          </table:table-cell>
          <table:table-cell table:formula="of:=0.39*0.031" office:value-type="float" office:value="0.01209" calcext:value-type="float">
            <text:p>0.01209</text:p>
          </table:table-cell>
          <table:table-cell/>
          <table:table-cell office:value-type="float" office:value="2035" calcext:value-type="float">
            <text:p>2035</text:p>
          </table:table-cell>
          <table:table-cell office:value-type="string" calcext:value-type="string">
            <text:p>Residential energy mix</text:p>
          </table:table-cell>
          <table:table-cell table:formula="of:=0.017*3.6" office:value-type="float" office:value="0.0612" calcext:value-type="float">
            <text:p>0.0612</text:p>
          </table:table-cell>
          <table:table-cell table:formula="of:=0.54*0.26" office:value-type="float" office:value="0.1404" calcext:value-type="float">
            <text:p>0.1404</text:p>
          </table:table-cell>
          <table:table-cell table:formula="of:=0.54*0.64" office:value-type="float" office:value="0.3456" calcext:value-type="float">
            <text:p>0.3456</text:p>
          </table:table-cell>
          <table:table-cell table:formula="of:=0.54*0.1" office:value-type="float" office:value="0.054" calcext:value-type="float">
            <text:p>0.054</text:p>
          </table:table-cell>
          <table:table-cell table:formula="of:=0.39*0.49" office:value-type="float" office:value="0.1911" calcext:value-type="float">
            <text:p>0.1911</text:p>
          </table:table-cell>
          <table:table-cell table:formula="of:=0.39*0.32" office:value-type="float" office:value="0.1248" calcext:value-type="float">
            <text:p>0.1248</text:p>
          </table:table-cell>
          <table:table-cell table:formula="of:=0.39*0.16" office:value-type="float" office:value="0.0624" calcext:value-type="float">
            <text:p>0.0624</text:p>
          </table:table-cell>
          <table:table-cell table:formula="of:=0.39*0.031" office:value-type="float" office:value="0.01209" calcext:value-type="float">
            <text:p>0.01209</text:p>
          </table:table-cell>
        </table:table-row>
        <table:table-row table:style-name="ro1">
          <table:table-cell table:number-columns-repeated="3"/>
          <table:table-cell office:value-type="float" office:value="2050" calcext:value-type="float">
            <text:p>2050</text:p>
          </table:table-cell>
          <table:table-cell table:formula="of:=0.015*3.6" office:value-type="float" office:value="0.054" calcext:value-type="float">
            <text:p>0.054</text:p>
          </table:table-cell>
          <table:table-cell table:formula="of:=0.47*0.39" office:value-type="float" office:value="0.1833" calcext:value-type="float">
            <text:p>0.1833</text:p>
          </table:table-cell>
          <table:table-cell table:formula="of:=0.47*0.56" office:value-type="float" office:value="0.2632" calcext:value-type="float">
            <text:p>0.2632</text:p>
          </table:table-cell>
          <table:table-cell table:formula="of:=0.47*0.07" office:value-type="float" office:value="0.0329" calcext:value-type="float">
            <text:p>0.0329</text:p>
          </table:table-cell>
          <table:table-cell table:formula="of:=0.48*0.6" office:value-type="float" office:value="0.288" calcext:value-type="float">
            <text:p>0.288</text:p>
          </table:table-cell>
          <table:table-cell table:formula="of:=0.48*0.29" office:value-type="float" office:value="0.1392" calcext:value-type="float">
            <text:p>0.1392</text:p>
          </table:table-cell>
          <table:table-cell table:formula="of:=0.48*0.04" office:value-type="float" office:value="0.0192" calcext:value-type="float">
            <text:p>0.0192</text:p>
          </table:table-cell>
          <table:table-cell table:formula="of:=0.48*0.06" office:value-type="float" office:value="0.0288" calcext:value-type="float">
            <text:p>0.0288</text:p>
          </table:table-cell>
          <table:table-cell table:number-columns-repeated="2"/>
          <table:table-cell office:value-type="string" calcext:value-type="string">
            <text:p>Tinyhouse energy mix</text:p>
          </table:table-cell>
          <table:table-cell table:formula="of:=0.038*3.6" office:value-type="float" office:value="0.1368" calcext:value-type="float">
            <text:p>0.13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86*0.63" office:value-type="float" office:value="0.5418" calcext:value-type="float">
            <text:p>0.5418</text:p>
          </table:table-cell>
          <table:table-cell table:formula="of:=0.86*0.31" office:value-type="float" office:value="0.2666" calcext:value-type="float">
            <text:p>0.2666</text:p>
          </table:table-cell>
          <table:table-cell table:formula="of:=0.86*0.062" office:value-type="float" office:value="0.05332" calcext:value-type="float">
            <text:p>0.05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yhouse-adjusted mix</text:p>
          </table:table-cell>
          <table:table-cell office:value-type="float" office:value="2035" calcext:value-type="float">
            <text:p>2035</text:p>
          </table:table-cell>
          <table:table-cell table:formula="of:=0.038*3.6" office:value-type="float" office:value="0.1368" calcext:value-type="float">
            <text:p>0.13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86*0.63" office:value-type="float" office:value="0.5418" calcext:value-type="float">
            <text:p>0.5418</text:p>
          </table:table-cell>
          <table:table-cell table:formula="of:=0.86*0.31" office:value-type="float" office:value="0.2666" calcext:value-type="float">
            <text:p>0.2666</text:p>
          </table:table-cell>
          <table:table-cell table:formula="of:=0.86*0.062" office:value-type="float" office:value="0.05332" calcext:value-type="float">
            <text:p>0.05332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string" calcext:value-type="string">
            <text:p>Residential energy mix</text:p>
          </table:table-cell>
          <table:table-cell table:formula="of:=0.015*3.6" office:value-type="float" office:value="0.054" calcext:value-type="float">
            <text:p>0.054</text:p>
          </table:table-cell>
          <table:table-cell table:formula="of:=0.47*0.39" office:value-type="float" office:value="0.1833" calcext:value-type="float">
            <text:p>0.1833</text:p>
          </table:table-cell>
          <table:table-cell table:formula="of:=0.47*0.56" office:value-type="float" office:value="0.2632" calcext:value-type="float">
            <text:p>0.2632</text:p>
          </table:table-cell>
          <table:table-cell table:formula="of:=0.47*0.07" office:value-type="float" office:value="0.0329" calcext:value-type="float">
            <text:p>0.0329</text:p>
          </table:table-cell>
          <table:table-cell table:formula="of:=0.48*0.6" office:value-type="float" office:value="0.288" calcext:value-type="float">
            <text:p>0.288</text:p>
          </table:table-cell>
          <table:table-cell table:formula="of:=0.48*0.29" office:value-type="float" office:value="0.1392" calcext:value-type="float">
            <text:p>0.1392</text:p>
          </table:table-cell>
          <table:table-cell table:formula="of:=0.48*0.04" office:value-type="float" office:value="0.0192" calcext:value-type="float">
            <text:p>0.0192</text:p>
          </table:table-cell>
          <table:table-cell table:formula="of:=0.48*0.06" office:value-type="float" office:value="0.0288" calcext:value-type="float">
            <text:p>0.0288</text:p>
          </table:table-cell>
        </table:table-row>
        <table:table-row table:style-name="ro1">
          <table:table-cell table:number-columns-repeated="3"/>
          <table:table-cell office:value-type="float" office:value="2050" calcext:value-type="float">
            <text:p>2050</text:p>
          </table:table-cell>
          <table:table-cell table:formula="of:=0.028*3.6" office:value-type="float" office:value="0.1008" calcext:value-type="float">
            <text:p>0.1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9*0.75" office:value-type="float" office:value="0.675" calcext:value-type="float">
            <text:p>0.675</text:p>
          </table:table-cell>
          <table:table-cell table:formula="of:=0.9*0.14" office:value-type="float" office:value="0.126" calcext:value-type="float">
            <text:p>0.126</text:p>
          </table:table-cell>
          <table:table-cell table:formula="of:=0.9*0.11" office:value-type="float" office:value="0.099" calcext:value-type="float">
            <text:p>0.099</text:p>
          </table:table-cell>
          <table:table-cell table:number-columns-repeated="2"/>
          <table:table-cell office:value-type="string" calcext:value-type="string">
            <text:p>Tinyhouse energy mix</text:p>
          </table:table-cell>
          <table:table-cell table:formula="of:=0.028*3.6" office:value-type="float" office:value="0.1008" calcext:value-type="float">
            <text:p>0.1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0.9*0.75" office:value-type="float" office:value="0.675" calcext:value-type="float">
            <text:p>0.675</text:p>
          </table:table-cell>
          <table:table-cell table:formula="of:=0.9*0.14" office:value-type="float" office:value="0.126" calcext:value-type="float">
            <text:p>0.126</text:p>
          </table:table-cell>
          <table:table-cell table:formula="of:=0.9*0.11" office:value-type="float" office:value="0.099" calcext:value-type="float">
            <text:p>0.09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number-columns-repeated="2"/>
          <table:table-cell table:style-name="ce1"/>
          <table:table-cell table:number-columns-repeated="20"/>
        </table:table-row>
      </table:table>
      <table:table table:name="past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1890" calcext:value-type="float">
            <text:p>1890</text:p>
          </table:table-cell>
          <table:table-cell office:value-type="float" office:value="1920" calcext:value-type="float">
            <text:p>1920</text:p>
          </table:table-cell>
          <table:table-cell office:value-type="float" office:value="1970" calcext:value-type="float">
            <text:p>197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Heat, liquid fue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0374228" calcext:value-type="float">
            <text:p>0.680374228</text:p>
          </table:table-cell>
          <table:table-cell office:value-type="float" office:value="0.057257171" calcext:value-type="float">
            <text:p>0.057257171</text:p>
          </table:table-cell>
        </table:table-row>
        <table:table-row table:style-name="ro1">
          <table:table-cell office:value-type="string" calcext:value-type="string">
            <text:p>Heat, gas</text:p>
          </table:table-cell>
          <table:table-cell table:number-columns-repeated="2" office:value-type="float" office:value="0.070588" calcext:value-type="float">
            <text:p>0.070588</text:p>
          </table:table-cell>
          <table:table-cell office:value-type="float" office:value="0.07" calcext:value-type="float">
            <text:p>0.07</text:p>
          </table:table-cell>
          <table:table-cell office:value-type="float" office:value="0.033455488" calcext:value-type="float">
            <text:p>0.033455488</text:p>
          </table:table-cell>
          <table:table-cell office:value-type="float" office:value="0.144693419" calcext:value-type="float">
            <text:p>0.144693419</text:p>
          </table:table-cell>
        </table:table-row>
        <table:table-row table:style-name="ro1">
          <table:table-cell office:value-type="string" calcext:value-type="string">
            <text:p>Heat, biomass</text:p>
          </table:table-cell>
          <table:table-cell office:value-type="float" office:value="0.41" calcext:value-type="float">
            <text:p>0.41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29" calcext:value-type="float">
            <text:p>0.29</text:p>
          </table:table-cell>
          <table:table-cell office:value-type="float" office:value="0.013401318" calcext:value-type="float">
            <text:p>0.013401318</text:p>
          </table:table-cell>
          <table:table-cell office:value-type="float" office:value="0.201938183" calcext:value-type="float">
            <text:p>0.201938183</text:p>
          </table:table-cell>
        </table:table-row>
        <table:table-row table:style-name="ro1">
          <table:table-cell office:value-type="string" calcext:value-type="string">
            <text:p>Heat, coal/coke/peat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6297" calcext:value-type="float">
            <text:p>0.6297</text:p>
          </table:table-cell>
          <table:table-cell office:value-type="float" office:value="0.004283654" calcext:value-type="float">
            <text:p>0.004283654</text:p>
          </table:table-cell>
          <table:table-cell office:value-type="float" office:value="0.00228348548" calcext:value-type="float">
            <text:p>0.00228348548</text:p>
          </table:table-cell>
        </table:table-row>
        <table:table-row table:style-name="ro1">
          <table:table-cell office:value-type="string" calcext:value-type="string">
            <text:p>District he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708688" calcext:value-type="float">
            <text:p>0.162708688</text:p>
          </table:table-cell>
          <table:table-cell office:value-type="float" office:value="0.367197723" calcext:value-type="float">
            <text:p>0.367197723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254901960784" calcext:value-type="float">
            <text:p>0.0137254901960784</text:p>
          </table:table-cell>
          <table:table-cell office:value-type="float" office:value="0.104003657" calcext:value-type="float">
            <text:p>0.104003657</text:p>
          </table:table-cell>
          <table:table-cell office:value-type="float" office:value="0.193314047" calcext:value-type="float">
            <text:p>0.193314047</text:p>
          </table:table-cell>
        </table:table-row>
        <table:table-row table:style-name="ro1">
          <table:table-cell office:value-type="string" calcext:value-type="string">
            <text:p>Solar he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1862" calcext:value-type="float">
            <text:p>0.000011862</text:p>
          </table:table-cell>
          <table:table-cell office:value-type="float" office:value="0.002577929" calcext:value-type="float">
            <text:p>0.002577929</text:p>
          </table:table-cell>
        </table:table-row>
        <table:table-row table:style-name="ro1">
          <table:table-cell office:value-type="string" calcext:value-type="string">
            <text:p>Heat pu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6969" calcext:value-type="float">
            <text:p>0.000066969</text:p>
          </table:table-cell>
          <table:table-cell office:value-type="float" office:value="0.030702851" calcext:value-type="float">
            <text:p>0.030702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11">
      <number:number number:decimal-places="3" number:min-decimal-places="3" number:min-integer-digits="1"/>
    </number:number-style>
    <number:number-style style:name="N12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">
      <number:number number:decimal-places="4" number:min-decimal-places="4" number:min-integer-digits="1"/>
    </number:number-style>
    <number:time-style style:name="N142">
      <number:hours/>
      <number:text>:</number:text>
      <number:minutes number:style="long"/>
      <number:text> </number:text>
      <number:am-pm/>
    </number:time-style>
    <number:number-style style:name="N113">
      <number:number number:decimal-places="5" number:min-decimal-places="5" number:min-integer-digits="1"/>
    </number:number-style>
    <number:date-style style:name="N143">
      <number:month number:textual="true"/>
      <number:text>-</number:text>
      <number:year/>
    </number:date-style>
    <number:number-style style:name="N114">
      <number:number number:decimal-places="6" number:min-decimal-places="6" number:min-integer-digits="1"/>
    </number:number-style>
    <number:date-style style:name="N144">
      <number:day number:style="long"/>
      <number:text>-</number:text>
      <number:month number:textual="true"/>
    </number:date-style>
    <number:number-style style:name="N115">
      <number:number number:decimal-places="7" number:min-decimal-places="7" number:min-integer-digits="1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45">
      <number:day number:style="long"/>
      <number:text>-</number:text>
      <number:month number:textual="true"/>
      <number:text>-</number:text>
      <number:year/>
    </number:date-style>
    <number:number-style style:name="N116">
      <number:number number:decimal-places="8" number:min-decimal-places="8" number:min-integer-digits="1"/>
    </number:number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8">
      <number:minutes number:style="long"/>
      <number:text>:</number:text>
      <number:seconds number:style="long" number:decimal-places="1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0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1:11:35.336608478</meta:creation-date>
    <meta:generator>LibreOffice/7.3.7.2$Linux_X86_64 LibreOffice_project/30$Build-2</meta:generator>
    <dc:date>2024-12-12T17:04:40.110813475</dc:date>
    <meta:editing-duration>PT2H40M26S</meta:editing-duration>
    <meta:editing-cycles>13</meta:editing-cycles>
    <meta:document-statistic meta:table-count="3" meta:cell-count="28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2.458cm" style:legend-expansion="high" chart:style-name="ch2"/>
        <chart:plot-area chart:style-name="ch3" table:cell-range-address="future.C7:future.L11" chart:data-source-has-labels="both" svg:x="0.32cm" svg:y="0.18cm" svg:width="9.975cm" svg:height="8.64cm">
          <chart:coordinate-region svg:x="1.047cm" svg:y="0.379cm" svg:width="9.248cm" svg:height="7.396cm"/>
          <chart:axis chart:dimension="x" chart:name="primary-x" chart:style-name="ch4" chartooo:axis-type="auto">
            <chartooo:date-scale/>
            <chart:categories table:cell-range-address="future.C8:future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ture.F8:future.F11" chart:label-cell-address="future.F7:future.F7" chart:class="chart:bar">
            <chart:data-point chart:repeated="4"/>
          </chart:series>
          <chart:series chart:style-name="ch8" chart:values-cell-range-address="future.G8:future.G11" chart:label-cell-address="future.G7:future.G7" chart:class="chart:bar">
            <chart:data-point chart:style-name="ch9" chart:repeated="2"/>
            <chart:data-point chart:repeated="2"/>
          </chart:series>
          <chart:series chart:style-name="ch10" chart:values-cell-range-address="future.H8:future.H11" chart:label-cell-address="future.H7:future.H7" chart:class="chart:bar">
            <chart:data-point chart:repeated="4"/>
          </chart:series>
          <chart:series chart:style-name="ch11" chart:values-cell-range-address="future.I8:future.I11" chart:label-cell-address="future.I7:future.I7" chart:class="chart:bar">
            <chart:data-point chart:repeated="2"/>
            <chart:data-point chart:style-name="ch9"/>
            <chart:data-point/>
          </chart:series>
          <chart:series chart:style-name="ch12" chart:values-cell-range-address="future.J8:future.J11" chart:label-cell-address="future.J7:future.J7" chart:class="chart:bar">
            <chart:data-point chart:repeated="3"/>
            <chart:data-point chart:style-name="ch9"/>
          </chart:series>
          <chart:series chart:style-name="ch13" chart:values-cell-range-address="future.K8:future.K11" chart:label-cell-address="future.K7:future.K7" chart:class="chart:bar">
            <chart:data-point chart:repeated="4"/>
          </chart:series>
          <chart:series chart:style-name="ch14" chart:values-cell-range-address="future.L8:future.L11" chart:label-cell-address="future.L7:future.L7" chart:class="chart:bar">
            <chart:data-point chart:repeated="4"/>
          </chart:series>
          <chart:series chart:style-name="ch15" chart:values-cell-range-address="future.E8:future.E11" chart:label-cell-address="future.E7:future.E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municipal waste)</text:p>
                <draw:g>
                  <svg:desc>future.F7:future.F7</svg:desc>
                </draw:g>
              </table:table-cell>
              <table:table-cell office:value-type="string">
                <text:p>District heat (renewables)</text:p>
                <draw:g>
                  <svg:desc>future.G7:future.G7</svg:desc>
                </draw:g>
              </table:table-cell>
              <table:table-cell office:value-type="string">
                <text:p>District heat (fossils)</text:p>
                <draw:g>
                  <svg:desc>future.H7:future.H7</svg:desc>
                </draw:g>
              </table:table-cell>
              <table:table-cell office:value-type="string">
                <text:p>Ground heat</text:p>
                <draw:g>
                  <svg:desc>future.I7:future.I7</svg:desc>
                </draw:g>
              </table:table-cell>
              <table:table-cell office:value-type="string">
                <text:p>Biomass</text:p>
                <draw:g>
                  <svg:desc>future.J7:future.J7</svg:desc>
                </draw:g>
              </table:table-cell>
              <table:table-cell office:value-type="string">
                <text:p>Heat pump</text:p>
                <draw:g>
                  <svg:desc>future.K7:future.K7</svg:desc>
                </draw:g>
              </table:table-cell>
              <table:table-cell office:value-type="string">
                <text:p>Solar heat</text:p>
                <draw:g>
                  <svg:desc>future.L7:future.L7</svg:desc>
                </draw:g>
              </table:table-cell>
              <table:table-cell office:value-type="string">
                <text:p>Electricity</text:p>
                <draw:g>
                  <svg:desc>future.E7:future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K residential energy mix 2035</text:p>
                <text:list>
                  <text:list-item>
                    <text:p>DK residential energy mix</text:p>
                  </text:list-item>
                  <text:list-item>
                    <text:p>2035</text:p>
                  </text:list-item>
                </text:list>
                <draw:g>
                  <svg:desc>future.C8:future.D11</svg:desc>
                </draw:g>
              </table:table-cell>
              <table:table-cell office:value-type="float" office:value="0.1404">
                <text:p>0.1404</text:p>
                <draw:g>
                  <svg:desc>future.F8:future.F11</svg:desc>
                </draw:g>
              </table:table-cell>
              <table:table-cell office:value-type="float" office:value="0.3456">
                <text:p>0.3456</text:p>
                <draw:g>
                  <svg:desc>future.G8:future.G11</svg:desc>
                </draw:g>
              </table:table-cell>
              <table:table-cell office:value-type="float" office:value="0.054">
                <text:p>0.054</text:p>
                <draw:g>
                  <svg:desc>future.H8:future.H11</svg:desc>
                </draw:g>
              </table:table-cell>
              <table:table-cell office:value-type="float" office:value="0.1911">
                <text:p>0.1911</text:p>
                <draw:g>
                  <svg:desc>future.I8:future.I11</svg:desc>
                </draw:g>
              </table:table-cell>
              <table:table-cell office:value-type="float" office:value="0.1248">
                <text:p>0.1248</text:p>
                <draw:g>
                  <svg:desc>future.J8:future.J11</svg:desc>
                </draw:g>
              </table:table-cell>
              <table:table-cell office:value-type="float" office:value="0.0624">
                <text:p>0.0624</text:p>
                <draw:g>
                  <svg:desc>future.K8:future.K11</svg:desc>
                </draw:g>
              </table:table-cell>
              <table:table-cell office:value-type="float" office:value="0.01209">
                <text:p>0.01209</text:p>
                <draw:g>
                  <svg:desc>future.L8:future.L11</svg:desc>
                </draw:g>
              </table:table-cell>
              <table:table-cell office:value-type="float" office:value="0.0696099999999999">
                <text:p>0.0696099999999999</text:p>
                <draw:g>
                  <svg:desc>future.E8:future.E11</svg:desc>
                </draw:g>
              </table:table-cell>
            </table:table-row>
            <table:table-row>
              <table:table-cell office:value-type="string">
                <text:p>DK residential energy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.1833">
                <text:p>0.1833</text:p>
              </table:table-cell>
              <table:table-cell office:value-type="float" office:value="0.2632">
                <text:p>0.2632</text:p>
              </table:table-cell>
              <table:table-cell office:value-type="float" office:value="0.0329">
                <text:p>0.0329</text:p>
              </table:table-cell>
              <table:table-cell office:value-type="float" office:value="0.288">
                <text:p>0.288</text:p>
              </table:table-cell>
              <table:table-cell office:value-type="float" office:value="0.1392">
                <text:p>0.1392</text:p>
              </table:table-cell>
              <table:table-cell office:value-type="float" office:value="0.0192">
                <text:p>0.0192</text:p>
              </table:table-cell>
              <table:table-cell office:value-type="float" office:value="0.0288">
                <text:p>0.028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Tinyhouse-adjusted mix 2035</text:p>
                <text:list>
                  <text:list-item>
                    <text:p>Tinyhouse-adjusted mix</text:p>
                  </text:list-item>
                  <text:list-item>
                    <text:p>203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18">
                <text:p>0.5418</text:p>
              </table:table-cell>
              <table:table-cell office:value-type="float" office:value="0.2666">
                <text:p>0.2666</text:p>
              </table:table-cell>
              <table:table-cell office:value-type="float" office:value="0.05332">
                <text:p>0.05332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Tinyhouse-adjusted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5">
                <text:p>0.675</text:p>
              </table:table-cell>
              <table:table-cell office:value-type="float" office:value="0.126">
                <text:p>0.126</text:p>
              </table:table-cell>
              <table:table-cell office:value-type="float" office:value="0.099">
                <text:p>0.099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2.458cm" style:legend-expansion="high" chart:style-name="ch2"/>
        <chart:plot-area chart:style-name="ch3" table:cell-range-address="future.C7:future.L11" chart:data-source-has-labels="both" svg:x="0.32cm" svg:y="0.18cm" svg:width="9.975cm" svg:height="8.64cm">
          <chart:coordinate-region svg:x="1.444cm" svg:y="0.379cm" svg:width="8.851cm" svg:height="7.396cm"/>
          <chart:axis chart:dimension="x" chart:name="primary-x" chart:style-name="ch4" chartooo:axis-type="auto">
            <chartooo:date-scale/>
            <chart:categories table:cell-range-address="future.C8:future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ture.H8:future.H11" chart:label-cell-address="future.H7:future.H7" chart:class="chart:bar">
            <chart:data-point chart:repeated="4"/>
          </chart:series>
          <chart:series chart:style-name="ch8" chart:values-cell-range-address="future.G8:future.G11" chart:label-cell-address="future.G7:future.G7" chart:class="chart:bar">
            <chart:data-point chart:style-name="ch9" chart:repeated="2"/>
            <chart:data-point chart:repeated="2"/>
          </chart:series>
          <chart:series chart:style-name="ch10" chart:values-cell-range-address="future.F8:future.F11" chart:label-cell-address="future.F7:future.F7" chart:class="chart:bar">
            <chart:data-point chart:repeated="4"/>
          </chart:series>
          <chart:series chart:style-name="ch11" chart:values-cell-range-address="future.I8:future.I11" chart:label-cell-address="future.I7:future.I7" chart:class="chart:bar">
            <chart:data-point chart:repeated="2"/>
            <chart:data-point chart:style-name="ch9"/>
            <chart:data-point/>
          </chart:series>
          <chart:series chart:style-name="ch12" chart:values-cell-range-address="future.J8:future.J11" chart:label-cell-address="future.J7:future.J7" chart:class="chart:bar">
            <chart:data-point chart:repeated="3"/>
            <chart:data-point chart:style-name="ch9"/>
          </chart:series>
          <chart:series chart:style-name="ch13" chart:values-cell-range-address="future.K8:future.K11" chart:label-cell-address="future.K7:future.K7" chart:class="chart:bar">
            <chart:data-point chart:repeated="4"/>
          </chart:series>
          <chart:series chart:style-name="ch14" chart:values-cell-range-address="future.L8:future.L11" chart:label-cell-address="future.L7:future.L7" chart:class="chart:bar">
            <chart:data-point chart:repeated="4"/>
          </chart:series>
          <chart:series chart:style-name="ch15" chart:values-cell-range-address="future.E8:future.E11" chart:label-cell-address="future.E7:future.E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fossils)</text:p>
                <draw:g>
                  <svg:desc>future.H7:future.H7</svg:desc>
                </draw:g>
              </table:table-cell>
              <table:table-cell office:value-type="string">
                <text:p>District heat (renewables)</text:p>
                <draw:g>
                  <svg:desc>future.G7:future.G7</svg:desc>
                </draw:g>
              </table:table-cell>
              <table:table-cell office:value-type="string">
                <text:p>District heat (municipal waste)</text:p>
                <draw:g>
                  <svg:desc>future.F7:future.F7</svg:desc>
                </draw:g>
              </table:table-cell>
              <table:table-cell office:value-type="string">
                <text:p>Ground heat</text:p>
                <draw:g>
                  <svg:desc>future.I7:future.I7</svg:desc>
                </draw:g>
              </table:table-cell>
              <table:table-cell office:value-type="string">
                <text:p>Biomass</text:p>
                <draw:g>
                  <svg:desc>future.J7:future.J7</svg:desc>
                </draw:g>
              </table:table-cell>
              <table:table-cell office:value-type="string">
                <text:p>Heat pump</text:p>
                <draw:g>
                  <svg:desc>future.K7:future.K7</svg:desc>
                </draw:g>
              </table:table-cell>
              <table:table-cell office:value-type="string">
                <text:p>Solar heat</text:p>
                <draw:g>
                  <svg:desc>future.L7:future.L7</svg:desc>
                </draw:g>
              </table:table-cell>
              <table:table-cell office:value-type="string">
                <text:p>Electricity</text:p>
                <draw:g>
                  <svg:desc>future.E7:future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K residential energy mix 2035</text:p>
                <text:list>
                  <text:list-item>
                    <text:p>DK residential energy mix</text:p>
                  </text:list-item>
                  <text:list-item>
                    <text:p>2035</text:p>
                  </text:list-item>
                </text:list>
                <draw:g>
                  <svg:desc>future.C8:future.D11</svg:desc>
                </draw:g>
              </table:table-cell>
              <table:table-cell office:value-type="float" office:value="0.054">
                <text:p>0.054</text:p>
                <draw:g>
                  <svg:desc>future.H8:future.H11</svg:desc>
                </draw:g>
              </table:table-cell>
              <table:table-cell office:value-type="float" office:value="0.3456">
                <text:p>0.3456</text:p>
                <draw:g>
                  <svg:desc>future.G8:future.G11</svg:desc>
                </draw:g>
              </table:table-cell>
              <table:table-cell office:value-type="float" office:value="0.1404">
                <text:p>0.1404</text:p>
                <draw:g>
                  <svg:desc>future.F8:future.F11</svg:desc>
                </draw:g>
              </table:table-cell>
              <table:table-cell office:value-type="float" office:value="0.1911">
                <text:p>0.1911</text:p>
                <draw:g>
                  <svg:desc>future.I8:future.I11</svg:desc>
                </draw:g>
              </table:table-cell>
              <table:table-cell office:value-type="float" office:value="0.1248">
                <text:p>0.1248</text:p>
                <draw:g>
                  <svg:desc>future.J8:future.J11</svg:desc>
                </draw:g>
              </table:table-cell>
              <table:table-cell office:value-type="float" office:value="0.0624">
                <text:p>0.0624</text:p>
                <draw:g>
                  <svg:desc>future.K8:future.K11</svg:desc>
                </draw:g>
              </table:table-cell>
              <table:table-cell office:value-type="float" office:value="0.01209">
                <text:p>0.01209</text:p>
                <draw:g>
                  <svg:desc>future.L8:future.L11</svg:desc>
                </draw:g>
              </table:table-cell>
              <table:table-cell office:value-type="float" office:value="0.0696099999999999">
                <text:p>0.0696099999999999</text:p>
                <draw:g>
                  <svg:desc>future.E8:future.E11</svg:desc>
                </draw:g>
              </table:table-cell>
            </table:table-row>
            <table:table-row>
              <table:table-cell office:value-type="string">
                <text:p>DK residential energy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.0329">
                <text:p>0.0329</text:p>
              </table:table-cell>
              <table:table-cell office:value-type="float" office:value="0.2632">
                <text:p>0.2632</text:p>
              </table:table-cell>
              <table:table-cell office:value-type="float" office:value="0.1833">
                <text:p>0.1833</text:p>
              </table:table-cell>
              <table:table-cell office:value-type="float" office:value="0.288">
                <text:p>0.288</text:p>
              </table:table-cell>
              <table:table-cell office:value-type="float" office:value="0.1392">
                <text:p>0.1392</text:p>
              </table:table-cell>
              <table:table-cell office:value-type="float" office:value="0.0192">
                <text:p>0.0192</text:p>
              </table:table-cell>
              <table:table-cell office:value-type="float" office:value="0.0288">
                <text:p>0.028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Tinyhouse-adjusted mix 2035</text:p>
                <text:list>
                  <text:list-item>
                    <text:p>Tinyhouse-adjusted mix</text:p>
                  </text:list-item>
                  <text:list-item>
                    <text:p>203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18">
                <text:p>0.5418</text:p>
              </table:table-cell>
              <table:table-cell office:value-type="float" office:value="0.2666">
                <text:p>0.2666</text:p>
              </table:table-cell>
              <table:table-cell office:value-type="float" office:value="0.05332">
                <text:p>0.05332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Tinyhouse-adjusted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5">
                <text:p>0.675</text:p>
              </table:table-cell>
              <table:table-cell office:value-type="float" office:value="0.126">
                <text:p>0.126</text:p>
              </table:table-cell>
              <table:table-cell office:value-type="float" office:value="0.099">
                <text:p>0.099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2.458cm" style:legend-expansion="high" chart:style-name="ch2"/>
        <chart:plot-area chart:style-name="ch3" table:cell-range-address="combined.C8:combined.E11 combined.F7:combined.L11 combined.E7:combined.E7" chart:data-source-has-labels="both" svg:x="0.32cm" svg:y="0.18cm" svg:width="9.975cm" svg:height="8.64cm">
          <chart:coordinate-region svg:x="1.047cm" svg:y="0.379cm" svg:width="9.248cm" svg:height="7.396cm"/>
          <chart:axis chart:dimension="x" chart:name="primary-x" chart:style-name="ch4" chartooo:axis-type="auto">
            <chartooo:date-scale/>
            <chart:categories table:cell-range-address="combined.C8:combined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F8:combined.F11" chart:label-cell-address="combined.F7:combined.F7" chart:class="chart:bar">
            <chart:data-point chart:repeated="4"/>
          </chart:series>
          <chart:series chart:style-name="ch8" chart:values-cell-range-address="combined.G8:combined.G11" chart:label-cell-address="combined.G7:combined.G7" chart:class="chart:bar">
            <chart:data-point chart:style-name="ch9" chart:repeated="2"/>
            <chart:data-point chart:repeated="2"/>
          </chart:series>
          <chart:series chart:style-name="ch10" chart:values-cell-range-address="combined.H8:combined.H11" chart:label-cell-address="combined.H7:combined.H7" chart:class="chart:bar">
            <chart:data-point chart:repeated="4"/>
          </chart:series>
          <chart:series chart:style-name="ch11" chart:values-cell-range-address="combined.I8:combined.I11" chart:label-cell-address="combined.I7:combined.I7" chart:class="chart:bar">
            <chart:data-point chart:repeated="2"/>
            <chart:data-point chart:style-name="ch9"/>
            <chart:data-point/>
          </chart:series>
          <chart:series chart:style-name="ch12" chart:values-cell-range-address="combined.J8:combined.J11" chart:label-cell-address="combined.J7:combined.J7" chart:class="chart:bar">
            <chart:data-point chart:repeated="3"/>
            <chart:data-point chart:style-name="ch9"/>
          </chart:series>
          <chart:series chart:style-name="ch13" chart:values-cell-range-address="combined.K8:combined.K11" chart:label-cell-address="combined.K7:combined.K7" chart:class="chart:bar">
            <chart:data-point chart:repeated="4"/>
          </chart:series>
          <chart:series chart:style-name="ch14" chart:values-cell-range-address="combined.L8:combined.L11" chart:label-cell-address="combined.L7:combined.L7" chart:class="chart:bar">
            <chart:data-point chart:repeated="4"/>
          </chart:series>
          <chart:series chart:style-name="ch15" chart:values-cell-range-address="combined.E8:combined.E11" chart:label-cell-address="combined.E7:combined.E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municipal waste)</text:p>
                <draw:g>
                  <svg:desc>combined.F7:combined.F7</svg:desc>
                </draw:g>
              </table:table-cell>
              <table:table-cell office:value-type="string">
                <text:p>District heat (renewables)</text:p>
                <draw:g>
                  <svg:desc>combined.G7:combined.G7</svg:desc>
                </draw:g>
              </table:table-cell>
              <table:table-cell office:value-type="string">
                <text:p>District heat (fossils)</text:p>
                <draw:g>
                  <svg:desc>combined.H7:combined.H7</svg:desc>
                </draw:g>
              </table:table-cell>
              <table:table-cell office:value-type="string">
                <text:p>Ground heat</text:p>
                <draw:g>
                  <svg:desc>combined.I7:combined.I7</svg:desc>
                </draw:g>
              </table:table-cell>
              <table:table-cell office:value-type="string">
                <text:p>Biomass</text:p>
                <draw:g>
                  <svg:desc>combined.J7:combined.J7</svg:desc>
                </draw:g>
              </table:table-cell>
              <table:table-cell office:value-type="string">
                <text:p>Heat pump</text:p>
                <draw:g>
                  <svg:desc>combined.K7:combined.K7</svg:desc>
                </draw:g>
              </table:table-cell>
              <table:table-cell office:value-type="string">
                <text:p>Solar heat</text:p>
                <draw:g>
                  <svg:desc>combined.L7:combined.L7</svg:desc>
                </draw:g>
              </table:table-cell>
              <table:table-cell office:value-type="string">
                <text:p>Electricity</text:p>
                <draw:g>
                  <svg:desc>combined.E7:combined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K residential energy mix 2035</text:p>
                <text:list>
                  <text:list-item>
                    <text:p>DK residential energy mix</text:p>
                  </text:list-item>
                  <text:list-item>
                    <text:p>2035</text:p>
                  </text:list-item>
                </text:list>
                <draw:g>
                  <svg:desc>combined.C8:combined.D11</svg:desc>
                </draw:g>
              </table:table-cell>
              <table:table-cell office:value-type="float" office:value="0.1404">
                <text:p>0.1404</text:p>
                <draw:g>
                  <svg:desc>combined.F8:combined.F11</svg:desc>
                </draw:g>
              </table:table-cell>
              <table:table-cell office:value-type="float" office:value="0.3456">
                <text:p>0.3456</text:p>
                <draw:g>
                  <svg:desc>combined.G8:combined.G11</svg:desc>
                </draw:g>
              </table:table-cell>
              <table:table-cell office:value-type="float" office:value="0.054">
                <text:p>0.054</text:p>
                <draw:g>
                  <svg:desc>combined.H8:combined.H11</svg:desc>
                </draw:g>
              </table:table-cell>
              <table:table-cell office:value-type="float" office:value="0.1911">
                <text:p>0.1911</text:p>
                <draw:g>
                  <svg:desc>combined.I8:combined.I11</svg:desc>
                </draw:g>
              </table:table-cell>
              <table:table-cell office:value-type="float" office:value="0.1248">
                <text:p>0.1248</text:p>
                <draw:g>
                  <svg:desc>combined.J8:combined.J11</svg:desc>
                </draw:g>
              </table:table-cell>
              <table:table-cell office:value-type="float" office:value="0.0624">
                <text:p>0.0624</text:p>
                <draw:g>
                  <svg:desc>combined.K8:combined.K11</svg:desc>
                </draw:g>
              </table:table-cell>
              <table:table-cell office:value-type="float" office:value="0.01209">
                <text:p>0.01209</text:p>
                <draw:g>
                  <svg:desc>combined.L8:combined.L11</svg:desc>
                </draw:g>
              </table:table-cell>
              <table:table-cell office:value-type="float" office:value="0.0696099999999999">
                <text:p>0.0696099999999999</text:p>
                <draw:g>
                  <svg:desc>combined.E8:combined.E11</svg:desc>
                </draw:g>
              </table:table-cell>
            </table:table-row>
            <table:table-row>
              <table:table-cell office:value-type="string">
                <text:p>DK residential energy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.1833">
                <text:p>0.1833</text:p>
              </table:table-cell>
              <table:table-cell office:value-type="float" office:value="0.2632">
                <text:p>0.2632</text:p>
              </table:table-cell>
              <table:table-cell office:value-type="float" office:value="0.0329">
                <text:p>0.0329</text:p>
              </table:table-cell>
              <table:table-cell office:value-type="float" office:value="0.288">
                <text:p>0.288</text:p>
              </table:table-cell>
              <table:table-cell office:value-type="float" office:value="0.1392">
                <text:p>0.1392</text:p>
              </table:table-cell>
              <table:table-cell office:value-type="float" office:value="0.0192">
                <text:p>0.0192</text:p>
              </table:table-cell>
              <table:table-cell office:value-type="float" office:value="0.0288">
                <text:p>0.028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Tinyhouse-adjusted mix 2035</text:p>
                <text:list>
                  <text:list-item>
                    <text:p>Tinyhouse-adjusted mix</text:p>
                  </text:list-item>
                  <text:list-item>
                    <text:p>203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18">
                <text:p>0.5418</text:p>
              </table:table-cell>
              <table:table-cell office:value-type="float" office:value="0.2666">
                <text:p>0.2666</text:p>
              </table:table-cell>
              <table:table-cell office:value-type="float" office:value="0.05332">
                <text:p>0.05332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Tinyhouse-adjusted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5">
                <text:p>0.675</text:p>
              </table:table-cell>
              <table:table-cell office:value-type="float" office:value="0.126">
                <text:p>0.126</text:p>
              </table:table-cell>
              <table:table-cell office:value-type="float" office:value="0.099">
                <text:p>0.099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615cm" svg:y="2.458cm" style:legend-expansion="high" chart:style-name="ch2"/>
        <chart:plot-area chart:style-name="ch3" table:cell-range-address="combined.C8:combined.E11 combined.F7:combined.L11 combined.E7:combined.E7" chart:data-source-has-labels="both" svg:x="0.32cm" svg:y="0.18cm" svg:width="9.975cm" svg:height="8.64cm">
          <chart:coordinate-region svg:x="1.444cm" svg:y="0.379cm" svg:width="8.851cm" svg:height="7.396cm"/>
          <chart:axis chart:dimension="x" chart:name="primary-x" chart:style-name="ch4" chartooo:axis-type="auto">
            <chartooo:date-scale/>
            <chart:categories table:cell-range-address="combined.C8:combined.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H8:combined.H11" chart:label-cell-address="combined.H7:combined.H7" chart:class="chart:bar">
            <chart:data-point chart:repeated="4"/>
          </chart:series>
          <chart:series chart:style-name="ch8" chart:values-cell-range-address="combined.G8:combined.G11" chart:label-cell-address="combined.G7:combined.G7" chart:class="chart:bar">
            <chart:data-point chart:style-name="ch9" chart:repeated="2"/>
            <chart:data-point chart:repeated="2"/>
          </chart:series>
          <chart:series chart:style-name="ch10" chart:values-cell-range-address="combined.F8:combined.F11" chart:label-cell-address="combined.F7:combined.F7" chart:class="chart:bar">
            <chart:data-point chart:repeated="4"/>
          </chart:series>
          <chart:series chart:style-name="ch11" chart:values-cell-range-address="combined.I8:combined.I11" chart:label-cell-address="combined.I7:combined.I7" chart:class="chart:bar">
            <chart:data-point chart:repeated="2"/>
            <chart:data-point chart:style-name="ch9"/>
            <chart:data-point/>
          </chart:series>
          <chart:series chart:style-name="ch12" chart:values-cell-range-address="combined.J8:combined.J11" chart:label-cell-address="combined.J7:combined.J7" chart:class="chart:bar">
            <chart:data-point chart:repeated="3"/>
            <chart:data-point chart:style-name="ch9"/>
          </chart:series>
          <chart:series chart:style-name="ch13" chart:values-cell-range-address="combined.K8:combined.K11" chart:label-cell-address="combined.K7:combined.K7" chart:class="chart:bar">
            <chart:data-point chart:repeated="4"/>
          </chart:series>
          <chart:series chart:style-name="ch14" chart:values-cell-range-address="combined.L8:combined.L11" chart:label-cell-address="combined.L7:combined.L7" chart:class="chart:bar">
            <chart:data-point chart:repeated="4"/>
          </chart:series>
          <chart:series chart:style-name="ch15" chart:values-cell-range-address="combined.E8:combined.E11" chart:label-cell-address="combined.E7:combined.E7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fossils)</text:p>
                <draw:g>
                  <svg:desc>combined.H7:combined.H7</svg:desc>
                </draw:g>
              </table:table-cell>
              <table:table-cell office:value-type="string">
                <text:p>District heat (renewables)</text:p>
                <draw:g>
                  <svg:desc>combined.G7:combined.G7</svg:desc>
                </draw:g>
              </table:table-cell>
              <table:table-cell office:value-type="string">
                <text:p>District heat (municipal waste)</text:p>
                <draw:g>
                  <svg:desc>combined.F7:combined.F7</svg:desc>
                </draw:g>
              </table:table-cell>
              <table:table-cell office:value-type="string">
                <text:p>Ground heat</text:p>
                <draw:g>
                  <svg:desc>combined.I7:combined.I7</svg:desc>
                </draw:g>
              </table:table-cell>
              <table:table-cell office:value-type="string">
                <text:p>Biomass</text:p>
                <draw:g>
                  <svg:desc>combined.J7:combined.J7</svg:desc>
                </draw:g>
              </table:table-cell>
              <table:table-cell office:value-type="string">
                <text:p>Heat pump</text:p>
                <draw:g>
                  <svg:desc>combined.K7:combined.K7</svg:desc>
                </draw:g>
              </table:table-cell>
              <table:table-cell office:value-type="string">
                <text:p>Solar heat</text:p>
                <draw:g>
                  <svg:desc>combined.L7:combined.L7</svg:desc>
                </draw:g>
              </table:table-cell>
              <table:table-cell office:value-type="string">
                <text:p>Electricity</text:p>
                <draw:g>
                  <svg:desc>combined.E7:combined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K residential energy mix 2035</text:p>
                <text:list>
                  <text:list-item>
                    <text:p>DK residential energy mix</text:p>
                  </text:list-item>
                  <text:list-item>
                    <text:p>2035</text:p>
                  </text:list-item>
                </text:list>
                <draw:g>
                  <svg:desc>combined.C8:combined.D11</svg:desc>
                </draw:g>
              </table:table-cell>
              <table:table-cell office:value-type="float" office:value="0.054">
                <text:p>0.054</text:p>
                <draw:g>
                  <svg:desc>combined.H8:combined.H11</svg:desc>
                </draw:g>
              </table:table-cell>
              <table:table-cell office:value-type="float" office:value="0.3456">
                <text:p>0.3456</text:p>
                <draw:g>
                  <svg:desc>combined.G8:combined.G11</svg:desc>
                </draw:g>
              </table:table-cell>
              <table:table-cell office:value-type="float" office:value="0.1404">
                <text:p>0.1404</text:p>
                <draw:g>
                  <svg:desc>combined.F8:combined.F11</svg:desc>
                </draw:g>
              </table:table-cell>
              <table:table-cell office:value-type="float" office:value="0.1911">
                <text:p>0.1911</text:p>
                <draw:g>
                  <svg:desc>combined.I8:combined.I11</svg:desc>
                </draw:g>
              </table:table-cell>
              <table:table-cell office:value-type="float" office:value="0.1248">
                <text:p>0.1248</text:p>
                <draw:g>
                  <svg:desc>combined.J8:combined.J11</svg:desc>
                </draw:g>
              </table:table-cell>
              <table:table-cell office:value-type="float" office:value="0.0624">
                <text:p>0.0624</text:p>
                <draw:g>
                  <svg:desc>combined.K8:combined.K11</svg:desc>
                </draw:g>
              </table:table-cell>
              <table:table-cell office:value-type="float" office:value="0.01209">
                <text:p>0.01209</text:p>
                <draw:g>
                  <svg:desc>combined.L8:combined.L11</svg:desc>
                </draw:g>
              </table:table-cell>
              <table:table-cell office:value-type="float" office:value="0.0696099999999999">
                <text:p>0.0696099999999999</text:p>
                <draw:g>
                  <svg:desc>combined.E8:combined.E11</svg:desc>
                </draw:g>
              </table:table-cell>
            </table:table-row>
            <table:table-row>
              <table:table-cell office:value-type="string">
                <text:p>DK residential energy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.0329">
                <text:p>0.0329</text:p>
              </table:table-cell>
              <table:table-cell office:value-type="float" office:value="0.2632">
                <text:p>0.2632</text:p>
              </table:table-cell>
              <table:table-cell office:value-type="float" office:value="0.1833">
                <text:p>0.1833</text:p>
              </table:table-cell>
              <table:table-cell office:value-type="float" office:value="0.288">
                <text:p>0.288</text:p>
              </table:table-cell>
              <table:table-cell office:value-type="float" office:value="0.1392">
                <text:p>0.1392</text:p>
              </table:table-cell>
              <table:table-cell office:value-type="float" office:value="0.0192">
                <text:p>0.0192</text:p>
              </table:table-cell>
              <table:table-cell office:value-type="float" office:value="0.0288">
                <text:p>0.028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Tinyhouse-adjusted mix 2035</text:p>
                <text:list>
                  <text:list-item>
                    <text:p>Tinyhouse-adjusted mix</text:p>
                  </text:list-item>
                  <text:list-item>
                    <text:p>2035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18">
                <text:p>0.5418</text:p>
              </table:table-cell>
              <table:table-cell office:value-type="float" office:value="0.2666">
                <text:p>0.2666</text:p>
              </table:table-cell>
              <table:table-cell office:value-type="float" office:value="0.05332">
                <text:p>0.05332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Tinyhouse-adjusted mix 2050</text:p>
                <text:list>
                  <text:list-item>
                    <text:p/>
                  </text:list-item>
                  <text:list-item>
                    <text:p>2050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5">
                <text:p>0.675</text:p>
              </table:table-cell>
              <table:table-cell office:value-type="float" office:value="0.126">
                <text:p>0.126</text:p>
              </table:table-cell>
              <table:table-cell office:value-type="float" office:value="0.099">
                <text:p>0.099</text:p>
              </table:table-cell>
              <table:table-cell office:value-type="float" office:value="0.1008">
                <text:p>0.1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7.66cm" xlink:href=".." xlink:type="simple" chart:class="chart:bar" chart:column-mapping="0 1 2 8 3 4 5 6 7" chart:style-name="ch1">
        <chart:legend chart:legend-position="end" svg:x="10.615cm" svg:y="1.539cm" style:legend-expansion="high" chart:style-name="ch2"/>
        <chart:plot-area chart:style-name="ch3" table:cell-range-address="combined.O8:combined.W11 combined.P7:combined.W7 combined.X7:combined.X11" chart:data-source-has-labels="both" svg:x="0.32cm" svg:y="0.153cm" svg:width="9.975cm" svg:height="7.354cm">
          <chart:coordinate-region svg:x="1.444cm" svg:y="0.352cm" svg:width="8.851cm" svg:height="6.508cm"/>
          <chart:axis chart:dimension="x" chart:name="primary-x" chart:style-name="ch4" chartooo:axis-type="auto">
            <chartooo:date-scale/>
            <chart:categories table:cell-range-address="combined.O8:combined.O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P8:combined.P11" chart:label-cell-address="combined.P7:combined.P7" chart:class="chart:bar">
            <chart:data-point chart:repeated="4"/>
          </chart:series>
          <chart:series chart:style-name="ch8" chart:values-cell-range-address="combined.Q8:combined.Q11" chart:label-cell-address="combined.Q7:combined.Q7" chart:class="chart:bar">
            <chart:data-point chart:style-name="ch9" chart:repeated="2"/>
            <chart:data-point chart:repeated="2"/>
          </chart:series>
          <chart:series chart:style-name="ch10" chart:values-cell-range-address="combined.R8:combined.R11" chart:label-cell-address="combined.R7:combined.R7" chart:class="chart:bar">
            <chart:data-point chart:repeated="4"/>
          </chart:series>
          <chart:series chart:style-name="ch11" chart:values-cell-range-address="combined.X8:combined.X11" chart:label-cell-address="combined.X7:combined.X7" chart:class="chart:bar">
            <chart:data-point chart:repeated="4"/>
          </chart:series>
          <chart:series chart:style-name="ch12" chart:values-cell-range-address="combined.S8:combined.S11" chart:label-cell-address="combined.S7:combined.S7" chart:class="chart:bar">
            <chart:data-point chart:repeated="2"/>
            <chart:data-point chart:style-name="ch9"/>
            <chart:data-point/>
          </chart:series>
          <chart:series chart:style-name="ch13" chart:values-cell-range-address="combined.T8:combined.T11" chart:label-cell-address="combined.T7:combined.T7" chart:class="chart:bar">
            <chart:data-point chart:repeated="3"/>
            <chart:data-point chart:style-name="ch9"/>
          </chart:series>
          <chart:series chart:style-name="ch14" chart:values-cell-range-address="combined.U8:combined.U11" chart:label-cell-address="combined.U7:combined.U7" chart:class="chart:bar">
            <chart:data-point chart:repeated="4"/>
          </chart:series>
          <chart:series chart:style-name="ch15" chart:values-cell-range-address="combined.V8:combined.V11" chart:label-cell-address="combined.V7:combined.V7" chart:class="chart:bar">
            <chart:data-point chart:repeated="4"/>
          </chart:series>
          <chart:series chart:style-name="ch16" chart:values-cell-range-address="combined.W8:combined.W11" chart:label-cell-address="combined.W7:combined.W7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fossils)</text:p>
                <draw:g>
                  <svg:desc>combined.P7:combined.P7</svg:desc>
                </draw:g>
              </table:table-cell>
              <table:table-cell office:value-type="string">
                <text:p>District heat (renewables)</text:p>
                <draw:g>
                  <svg:desc>combined.Q7:combined.Q7</svg:desc>
                </draw:g>
              </table:table-cell>
              <table:table-cell office:value-type="string">
                <text:p>District heat (municipal waste)</text:p>
                <draw:g>
                  <svg:desc>combined.R7:combined.R7</svg:desc>
                </draw:g>
              </table:table-cell>
              <table:table-cell office:value-type="string">
                <text:p>Fossils (individual)</text:p>
                <draw:g>
                  <svg:desc>combined.X7:combined.X7</svg:desc>
                </draw:g>
              </table:table-cell>
              <table:table-cell office:value-type="string">
                <text:p>Ground heat (individual)</text:p>
                <draw:g>
                  <svg:desc>combined.S7:combined.S7</svg:desc>
                </draw:g>
              </table:table-cell>
              <table:table-cell office:value-type="string">
                <text:p>Biomass (individual)</text:p>
                <draw:g>
                  <svg:desc>combined.T7:combined.T7</svg:desc>
                </draw:g>
              </table:table-cell>
              <table:table-cell office:value-type="string">
                <text:p>Heat pump</text:p>
                <draw:g>
                  <svg:desc>combined.U7:combined.U7</svg:desc>
                </draw:g>
              </table:table-cell>
              <table:table-cell office:value-type="string">
                <text:p>Solar heat</text:p>
                <draw:g>
                  <svg:desc>combined.V7:combined.V7</svg:desc>
                </draw:g>
              </table:table-cell>
              <table:table-cell office:value-type="string">
                <text:p>Electricity</text:p>
                <draw:g>
                  <svg:desc>combined.W7:combined.W7</svg:desc>
                </draw:g>
              </table:table-cell>
            </table:table-row>
          </table:table-header-rows>
          <table:table-rows>
            <table:table-row>
              <table:table-cell office:value-type="float" office:value="1970">
                <text:p>1970</text:p>
                <draw:g>
                  <svg:desc>combined.O8:combined.O11</svg:desc>
                </draw:g>
              </table:table-cell>
              <table:table-cell office:value-type="float" office:value="0.162708688">
                <text:p>0.162708688</text:p>
                <draw:g>
                  <svg:desc>combined.P8:combined.P11</svg:desc>
                </draw:g>
              </table:table-cell>
              <table:table-cell office:value-type="float" office:value="0">
                <text:p>0</text:p>
                <draw:g>
                  <svg:desc>combined.Q8:combined.Q11</svg:desc>
                </draw:g>
              </table:table-cell>
              <table:table-cell office:value-type="float" office:value="0">
                <text:p>0</text:p>
                <draw:g>
                  <svg:desc>combined.R8:combined.R11</svg:desc>
                </draw:g>
              </table:table-cell>
              <table:table-cell office:value-type="float" office:value="0.71811337">
                <text:p>0.71811337</text:p>
                <draw:g>
                  <svg:desc>combined.X8:combined.X11</svg:desc>
                </draw:g>
              </table:table-cell>
              <table:table-cell office:value-type="float" office:value="0">
                <text:p>0</text:p>
                <draw:g>
                  <svg:desc>combined.S8:combined.S11</svg:desc>
                </draw:g>
              </table:table-cell>
              <table:table-cell office:value-type="float" office:value="0.013401318">
                <text:p>0.013401318</text:p>
                <draw:g>
                  <svg:desc>combined.T8:combined.T11</svg:desc>
                </draw:g>
              </table:table-cell>
              <table:table-cell office:value-type="float" office:value="0.000066969">
                <text:p>0.000066969</text:p>
                <draw:g>
                  <svg:desc>combined.U8:combined.U11</svg:desc>
                </draw:g>
              </table:table-cell>
              <table:table-cell office:value-type="float" office:value="0.000011862">
                <text:p>0.000011862</text:p>
                <draw:g>
                  <svg:desc>combined.V8:combined.V11</svg:desc>
                </draw:g>
              </table:table-cell>
              <table:table-cell office:value-type="float" office:value="0.104003657">
                <text:p>0.104003657</text:p>
                <draw:g>
                  <svg:desc>combined.W8:combined.W11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20563072488">
                <text:p>0.20563072488</text:p>
              </table:table-cell>
              <table:table-cell office:value-type="float" office:value="0.13953513474">
                <text:p>0.13953513474</text:p>
              </table:table-cell>
              <table:table-cell office:value-type="float" office:value="0.02203186338">
                <text:p>0.02203186338</text:p>
              </table:table-cell>
              <table:table-cell office:value-type="float" office:value="0.20423407548">
                <text:p>0.20423407548</text:p>
              </table:table-cell>
              <table:table-cell office:value-type="float" office:value="0">
                <text:p>0</text:p>
              </table:table-cell>
              <table:table-cell office:value-type="float" office:value="0.201938183">
                <text:p>0.201938183</text:p>
              </table:table-cell>
              <table:table-cell office:value-type="float" office:value="0.030702851">
                <text:p>0.030702851</text:p>
              </table:table-cell>
              <table:table-cell office:value-type="float" office:value="0.002577929">
                <text:p>0.002577929</text:p>
              </table:table-cell>
              <table:table-cell office:value-type="float" office:value="0.193314047">
                <text:p>0.193314047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54">
                <text:p>0.054</text:p>
              </table:table-cell>
              <table:table-cell office:value-type="float" office:value="0.3456">
                <text:p>0.3456</text:p>
              </table:table-cell>
              <table:table-cell office:value-type="float" office:value="0.1404">
                <text:p>0.1404</text:p>
              </table:table-cell>
              <table:table-cell office:value-type="float" office:value="0">
                <text:p>0</text:p>
              </table:table-cell>
              <table:table-cell office:value-type="float" office:value="0.1911">
                <text:p>0.1911</text:p>
              </table:table-cell>
              <table:table-cell office:value-type="float" office:value="0.1248">
                <text:p>0.1248</text:p>
              </table:table-cell>
              <table:table-cell office:value-type="float" office:value="0.0624">
                <text:p>0.0624</text:p>
              </table:table-cell>
              <table:table-cell office:value-type="float" office:value="0.01209">
                <text:p>0.01209</text:p>
              </table:table-cell>
              <table:table-cell office:value-type="float" office:value="0.0696099999999999">
                <text:p>0.0696099999999999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329">
                <text:p>0.0329</text:p>
              </table:table-cell>
              <table:table-cell office:value-type="float" office:value="0.2632">
                <text:p>0.2632</text:p>
              </table:table-cell>
              <table:table-cell office:value-type="float" office:value="0.1833">
                <text:p>0.1833</text:p>
              </table:table-cell>
              <table:table-cell office:value-type="float" office:value="0">
                <text:p>0</text:p>
              </table:table-cell>
              <table:table-cell office:value-type="float" office:value="0.288">
                <text:p>0.288</text:p>
              </table:table-cell>
              <table:table-cell office:value-type="float" office:value="0.1392">
                <text:p>0.1392</text:p>
              </table:table-cell>
              <table:table-cell office:value-type="float" office:value="0.0192">
                <text:p>0.0192</text:p>
              </table:table-cell>
              <table:table-cell office:value-type="float" office:value="0.0288">
                <text:p>0.0288</text:p>
              </table:table-cell>
              <table:table-cell office:value-type="float" office:value="0.054">
                <text:p>0.0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d281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78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d4ea6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e99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63bbe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7.66cm" xlink:href="." xlink:type="simple" chart:class="chart:bar" chart:style-name="ch1">
        <chart:legend chart:legend-position="end" svg:x="10.615cm" svg:y="1.539cm" style:legend-expansion="high" chart:style-name="ch2"/>
        <chart:plot-area chart:style-name="ch3" chart:data-source-has-labels="both" svg:x="0.32cm" svg:y="0.153cm" svg:width="9.975cm" svg:height="7.354cm">
          <chart:coordinate-region svg:x="1.444cm" svg:y="0.352cm" svg:width="8.851cm" svg:height="6.50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style-name="ch9" chart:repeated="2"/>
            <chart:data-point chart:repeated="2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2"/>
            <chart:data-point chart:style-name="ch9"/>
            <chart:data-point/>
          </chart:series>
          <chart:series chart:style-name="ch13" chart:values-cell-range-address="local-table.$G$2:.$G$5" chart:label-cell-address="local-table.$G$1" chart:class="chart:bar">
            <chart:data-point chart:repeated="3"/>
            <chart:data-point chart:style-name="ch9"/>
          </chart:series>
          <chart:series chart:style-name="ch14" chart:values-cell-range-address="local-table.$H$2:.$H$5" chart:label-cell-address="local-table.$H$1" chart:class="chart:bar">
            <chart:data-point chart:repeated="4"/>
          </chart:series>
          <chart:series chart:style-name="ch15" chart:values-cell-range-address="local-table.$I$2:.$I$5" chart:label-cell-address="local-table.$I$1" chart:class="chart:bar">
            <chart:data-point chart:repeated="4"/>
          </chart:series>
          <chart:series chart:style-name="ch16" chart:values-cell-range-address="local-table.$J$2:.$J$5" chart:label-cell-address="local-table.$J$1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rict heat (fossils)</text:p>
              </table:table-cell>
              <table:table-cell office:value-type="string">
                <text:p>District heat (renewables)</text:p>
              </table:table-cell>
              <table:table-cell office:value-type="string">
                <text:p>District heat (municipal waste)</text:p>
              </table:table-cell>
              <table:table-cell office:value-type="string">
                <text:p>Ground heat (individual)</text:p>
              </table:table-cell>
              <table:table-cell office:value-type="string">
                <text:p>Biomass (individual)</text:p>
              </table:table-cell>
              <table:table-cell office:value-type="string">
                <text:p>Heat pump</text:p>
              </table:table-cell>
              <table:table-cell office:value-type="string">
                <text:p>Solar heat</text:p>
              </table:table-cell>
              <table:table-cell office:value-type="string">
                <text:p>Electricity</text:p>
              </table:table-cell>
              <table:table-cell office:value-type="string">
                <text:p>Fossils (individual)</text:p>
              </table:table-cell>
            </table:table-row>
          </table:table-header-rows>
          <table:table-rows>
            <table:table-row>
              <table:table-cell office:value-type="float" office:value="1970">
                <text:p>197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.000071">
                <text:p>0.000071</text:p>
              </table:table-cell>
              <table:table-cell office:value-type="float" office:value="0.62568">
                <text:p>0.62568</text:p>
              </table:table-cell>
              <table:table-cell office:value-type="float" office:value="0.308249">
                <text:p>0.30824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367">
                <text:p>0.367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60372">
                <text:p>0.60372</text:p>
              </table:table-cell>
              <table:table-cell office:value-type="float" office:value="0.0212800000000001">
                <text:p>0.0212800000000001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375">
                <text:p>0.5375</text:p>
              </table:table-cell>
              <table:table-cell office:value-type="float" office:value="0.26918">
                <text:p>0.26918</text:p>
              </table:table-cell>
              <table:table-cell office:value-type="float" office:value="0.05332">
                <text:p>0.05332</text:p>
              </table:table-cell>
              <table:table-cell office:value-type="float" office:value="0.13997">
                <text:p>0.1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705">
                <text:p>0.6705</text:p>
              </table:table-cell>
              <table:table-cell office:value-type="float" office:value="0.1008">
                <text:p>0.1008</text:p>
              </table:table-cell>
              <table:table-cell office:value-type="float" office:value="0.1278">
                <text:p>0.1278</text:p>
              </table:table-cell>
              <table:table-cell office:value-type="float" office:value="0.10087">
                <text:p>0.100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80b761" draw:end-color="#6fb142" draw:start-intensity="100%" draw:end-intensity="100%" draw:angle="0deg" draw:border="0%"/>
    <draw:gradient draw:name="msFillGradient_20_10" draw:display-name="msFillGradient 10" draw:style="linear" draw:start-color="#bfbfbf" draw:end-color="#b6b6b6" draw:start-intensity="100%" draw:end-intensity="100%" draw:angle="0deg" draw:border="0%"/>
    <draw:gradient draw:name="msFillGradient_20_11" draw:display-name="msFillGradient 11" draw:style="linear" draw:start-color="#ffd159" draw:end-color="#ffcc33" draw:start-intensity="100%" draw:end-intensity="100%" draw:angle="0deg" draw:border="0%"/>
    <draw:gradient draw:name="msFillGradient_20_12" draw:display-name="msFillGradient 12" draw:style="linear" draw:start-color="#8cb7e2" draw:end-color="#76aee1" draw:start-intensity="100%" draw:end-intensity="100%" draw:angle="0deg" draw:border="0%"/>
    <draw:gradient draw:name="msFillGradient_20_13" draw:display-name="msFillGradient 13" draw:style="linear" draw:start-color="#98c87b" draw:end-color="#8ac563" draw:start-intensity="100%" draw:end-intensity="100%" draw:angle="0deg" draw:border="0%"/>
    <draw:gradient draw:name="msFillGradient_20_14" draw:display-name="msFillGradient 14" draw:style="linear" draw:start-color="#566fac" draw:end-color="#2d58a5" draw:start-intensity="100%" draw:end-intensity="100%" draw:angle="0deg" draw:border="0%"/>
    <draw:gradient draw:name="msFillGradient_20_15" draw:display-name="msFillGradient 15" draw:style="linear" draw:start-color="#dc734b" draw:end-color="#db5d09" draw:start-intensity="100%" draw:end-intensity="100%" draw:angle="0deg" draw:border="0%"/>
    <draw:gradient draw:name="msFillGradient_20_16" draw:display-name="msFillGradient 16" draw:style="linear" draw:start-color="#929292" draw:end-color="#838383" draw:start-intensity="100%" draw:end-intensity="100%" draw:angle="0deg" draw:border="0%"/>
    <draw:gradient draw:name="msFillGradient_20_17" draw:display-name="msFillGradient 17" draw:style="linear" draw:start-color="#d3a54b" draw:end-color="#cc9900" draw:start-intensity="100%" draw:end-intensity="100%" draw:angle="0deg" draw:border="0%"/>
    <draw:gradient draw:name="msFillGradient_20_18" draw:display-name="msFillGradient 18" draw:style="linear" draw:start-color="#558ccb" draw:end-color="#297cc8" draw:start-intensity="100%" draw:end-intensity="100%" draw:angle="0deg" draw:border="0%"/>
    <draw:gradient draw:name="msFillGradient_20_19" draw:display-name="msFillGradient 19" draw:style="linear" draw:start-color="#6f9859" draw:end-color="#588d34" draw:start-intensity="100%" draw:end-intensity="100%" draw:angle="0deg" draw:border="0%"/>
    <draw:gradient draw:name="msFillGradient_20_2" draw:display-name="msFillGradient 2" draw:style="linear" draw:start-color="#506088" draw:end-color="#21427c" draw:start-intensity="100%" draw:end-intensity="100%" draw:angle="0deg" draw:border="0%"/>
    <draw:gradient draw:name="msFillGradient_20_20" draw:display-name="msFillGradient 20" draw:style="linear" draw:start-color="#dc734b" draw:end-color="#db5d09" draw:start-intensity="100%" draw:end-intensity="100%" draw:angle="0deg" draw:border="0%"/>
    <draw:gradient draw:name="msFillGradient_20_3" draw:display-name="msFillGradient 3" draw:style="linear" draw:start-color="#aa624b" draw:end-color="#a44707" draw:start-intensity="100%" draw:end-intensity="100%" draw:angle="0deg" draw:border="0%"/>
    <draw:gradient draw:name="msFillGradient_20_4" draw:display-name="msFillGradient 4" draw:style="linear" draw:start-color="#767676" draw:end-color="#636363" draw:start-intensity="100%" draw:end-intensity="100%" draw:angle="0deg" draw:border="0%"/>
    <draw:gradient draw:name="msFillGradient_20_5" draw:display-name="msFillGradient 5" draw:style="linear" draw:start-color="#a4834b" draw:end-color="#997200" draw:start-intensity="100%" draw:end-intensity="100%" draw:angle="0deg" draw:border="0%"/>
    <draw:gradient draw:name="msFillGradient_20_6" draw:display-name="msFillGradient 6" draw:style="linear" draw:start-color="#50729e" draw:end-color="#205d96" draw:start-intensity="100%" draw:end-intensity="100%" draw:angle="0deg" draw:border="0%"/>
    <draw:gradient draw:name="msFillGradient_20_7" draw:display-name="msFillGradient 7" draw:style="linear" draw:start-color="#5f7b53" draw:end-color="#426a27" draw:start-intensity="100%" draw:end-intensity="100%" draw:angle="0deg" draw:border="0%"/>
    <draw:gradient draw:name="msFillGradient_20_8" draw:display-name="msFillGradient 8" draw:style="linear" draw:start-color="#7c9ad5" draw:end-color="#638cd4" draw:start-intensity="100%" draw:end-intensity="100%" draw:angle="0deg" draw:border="0%"/>
    <draw:gradient draw:name="msFillGradient_20_9" draw:display-name="msFillGradient 9" draw:style="linear" draw:start-color="#f3a271" draw:end-color="#f79552" draw:start-intensity="100%" draw:end-intensity="100%" draw:angle="0deg" draw:border="0%"/>
    <draw:stroke-dash draw:name="msLineDash_20_1" draw:display-name="msLineDash 1" draw:style="round" draw:dots1="1" draw:dots1-length="301%" draw:distance="399%"/>
  </office:styles>
</office:document-styles>
</file>